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text-properties officeooo:paragraph-rsid="00228da6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242d66" officeooo:paragraph-rsid="00242d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242d66" officeooo:paragraph-rsid="00242d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1bf3fd" officeooo:paragraph-rsid="001bf3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rsid="0009c472" officeooo:paragraph-rsid="0009c4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text-properties officeooo:paragraph-rsid="0024aad7"/>
    </style:style>
    <style:style style:name="P11" style:family="paragraph" style:parent-style-name="Text_20_body">
      <style:text-properties officeooo:rsid="0024aad7" officeooo:paragraph-rsid="0024aad7"/>
    </style:style>
    <style:style style:name="P12" style:family="paragraph" style:parent-style-name="Text_20_body" style:list-style-name="L1">
      <style:text-properties officeooo:rsid="0024aad7" officeooo:paragraph-rsid="0024aad7"/>
    </style:style>
    <style:style style:name="P13" style:family="paragraph" style:parent-style-name="Text_20_body">
      <style:paragraph-properties fo:text-align="start" style:justify-single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style:font-name="Calibri1" fo:font-size="11pt" officeooo:rsid="000634b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aad7" style:font-weight-asian="bold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4aa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officeooo:rsid="00228da6"/>
    </style:style>
    <style:style style:name="T10" style:family="text">
      <style:text-properties officeooo:rsid="0024aa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salutation"/>
        <text:variable-decl office:value-type="string" text:name="designation"/>
        <text:variable-decl office:value-type="string" text:name="letterdate"/>
        <text:variable-decl office:value-type="string" text:name="seq"/>
        <text:variable-decl office:value-type="string" text:name="from"/>
        <text:variable-decl office:value-type="string" text:name="subject"/>
        <text:variable-decl office:value-type="string" text:name="cont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5">Date</text:span>: <text:variable-set text:name="letterdate" office:value-type="string">letterdate</text:variable-set></text:p>
      <text:p text:style-name="P1"><text:span text:style-name="T5">Reference</text:span>: SECL/OP/HR/<text:span text:style-name="T10">OM</text:span>/2022/<text:variable-set text:name="seq" office:value-type="string">seq</text:variable-set></text:p>
      <text:p text:style-name="Title">Memo</text:p>
      <text:p text:style-name="Horizontal_20_Line"/>
      <text:p text:style-name="Text_20_body"><text:span text:style-name="T6">To</text:span><text:tab/><text:tab/>: <text:variable-set text:name="name" office:value-type="string">name</text:variable-set>, <text:variable-set text:name="designation" office:value-type="string">designation</text:variable-set></text:p>
      <text:p text:style-name="P2"><text:span text:style-name="T6">From</text:span><text:tab/><text:tab/>: <text:span text:style-name="T8"><text:variable-set text:name="from" office:value-type="string">from</text:variable-set></text:span></text:p>
      <text:p text:style-name="P2"><text:span text:style-name="T3"/></text:p>
      <text:p text:style-name="P10"><text:span text:style-name="T5">Subject</text:span><text:tab/><text:tab/>: <text:s/><text:span text:style-name="T5"><text:variable-set text:name="subject" office:value-type="string">subject</text:variable-set>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P13"><text:variable-set text:name="content" office:value-type="string">content</text:variable-set></text:p>
      <text:p text:style-name="Text_20_body"/>
      <text:p text:style-name="P11">Thanking you and with regards</text:p>
      <text:p text:style-name="P11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1669364288" text:style-name="L1">
        <text:list-item>
          <text:p text:style-name="P12">Finance and Accounts unit</text:p>
        </text:list-item>
        <text:list-item>
          <text:p text:style-name="P12">HR uni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4-17T20:18:54.087000000</dc:date>
    <meta:editing-duration>PT4H47S</meta:editing-duration>
    <meta:editing-cycles>19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4" meta:word-count="36" meta:character-count="255" meta:non-whitespace-character-count="230"/>
  </office:meta>
</office:document-meta>
</file>